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Preformatted_20_Text" style:list-style-name="L11">
      <style:paragraph-properties fo:margin-top="0cm" fo:margin-bottom="0.499cm" style:contextual-spacing="false"/>
    </style:style>
    <style:style style:name="P8" style:family="paragraph" style:parent-style-name="Preformatted_20_Text" style:list-style-name="L13">
      <style:paragraph-properties fo:margin-top="0cm" fo:margin-bottom="0.499cm" style:contextual-spacing="false"/>
    </style:style>
    <style:style style:name="P9" style:family="paragraph" style:parent-style-name="Preformatted_20_Text" style:list-style-name="L15">
      <style:paragraph-properties fo:margin-top="0cm" fo:margin-bottom="0.499cm" style:contextual-spacing="false"/>
    </style:style>
    <style:style style:name="P10" style:family="paragraph" style:parent-style-name="Preformatted_20_Text" style:list-style-name="L17">
      <style:paragraph-properties fo:margin-top="0cm" fo:margin-bottom="0.499cm" style:contextual-spacing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8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1">
      <style:paragraph-properties fo:margin-left="0cm" fo:margin-right="0cm" fo:text-indent="0cm" style:auto-text-indent="false"/>
    </style:style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3">
      <style:paragraph-properties fo:margin-left="0cm" fo:margin-right="0cm" fo:text-indent="0cm" style:auto-text-indent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5"/>
    <style:style style:name="P45" style:family="paragraph" style:parent-style-name="Text_20_body" style:list-style-name="L15">
      <style:paragraph-properties fo:margin-left="0cm" fo:margin-right="0cm" fo:text-indent="0cm" style:auto-text-indent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7"/>
    <style:style style:name="P48" style:family="paragraph" style:parent-style-name="Text_20_body" style:list-style-name="L17">
      <style:paragraph-properties fo:margin-left="0cm" fo:margin-right="0cm" fo:text-indent="0cm" style:auto-text-indent="false"/>
    </style:style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4"/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12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2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2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2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2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2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2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2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2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2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2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2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2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2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2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2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2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2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2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2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2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2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2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2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2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2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12"/>
        </draw:text-box>
      </draw:frame>
      <text:h text:style-name="P3" text:outline-level="3">📂 Taller Práctico de Sistemas de Archivos (IFCT114PO)</text:h>
      <text:h text:style-name="Heading_20_4" text:outline-level="4">📝 Ejercicio 1: Creación de estructuras jerárquicas</text:h>
      <text:list text:style-name="L19">
        <text:list-item>
          <text:p text:style-name="P50"><text:span text:style-name="T2">Objetivo:</text:span> Aprender a crear rutas de directorios complejas de un solo golpe.</text:p>
        </text:list-item>
        <text:list-item>
          <text:p text:style-name="P50"><text:span text:style-name="T2">Paso a paso:</text:span> Ejecuta <text:span text:style-name="Source_20_Text">mkdir -p Proyectos/2026/Laboratorio</text:span></text:p>
        </text:list-item>
        <text:list-item>
          <text:p text:style-name="P50"><text:span text:style-name="T2">Explicación:</text:span> El parámetro <text:span text:style-name="Source_20_Text">-p</text:span> (parents) crea toda la ruta necesaria si los directorios intermedios no existen. 🏗️</text:p>
        </text:list-item>
      </text:list>
      <text:h text:style-name="Heading_20_4" text:outline-level="4">📝 Ejercicio 2: Creación de archivos con contenido multilínea</text:h>
      <text:list text:style-name="L20">
        <text:list-item>
          <text:p text:style-name="P51"><text:span text:style-name="T2">Objetivo:</text:span> Usar el "Here Document" para generar archivos de configuración.</text:p>
        </text:list-item>
        <text:list-item>
          <text:p text:style-name="P51"><text:span text:style-name="T2">Paso a paso:</text:span> ```bash cat &lt;&lt; EOF &gt; configuracion.txt Usuario: Admin Puerto: 8080 Estado: Activo EOF</text:p>
        </text:list-item>
        <text:list-item>
          <text:p text:style-name="P51"><text:span text:style-name="T2">Explicación:</text:span> <text:span text:style-name="Source_20_Text">&lt;&lt; EOF</text:span> permite escribir varias líneas seguidas hasta que el sistema encuentra la palabra de cierre "EOF". ✍️</text:p>
        </text:list-item>
      </text:list>
      <text:h text:style-name="Heading_20_4" text:outline-level="4">📝 Ejercicio 3: Listado de archivos ocultos y detalles</text:h>
      <text:list text:style-name="L21">
        <text:list-item>
          <text:p text:style-name="P52"><text:span text:style-name="T2">Objetivo:</text:span> Identificar archivos de configuración ocultos en el sistema.</text:p>
        </text:list-item>
        <text:list-item>
          <text:p text:style-name="P52"><text:span text:style-name="T2">Paso a paso:</text:span> Ejecuta <text:span text:style-name="Source_20_Text">ls -la /etc | less</text:span></text:p>
        </text:list-item>
        <text:list-item>
          <text:p text:style-name="P52"><text:span text:style-name="T2">Explicación:</text:span> <text:span text:style-name="Source_20_Text">-a</text:span> muestra archivos ocultos (los que empiezan por punto) y <text:span text:style-name="Source_20_Text">-l</text:span> muestra permisos y dueño. Usamos <text:span text:style-name="Source_20_Text">less</text:span> para navegar por la lista sin que se escape de la pantalla. 🔍</text:p>
        </text:list-item>
      </text:list>
      <text:h text:style-name="Heading_20_4" text:outline-level="4">📝 Ejercicio 4: Redirección de salida y errores</text:h>
      <text:list text:style-name="L22">
        <text:list-item>
          <text:p text:style-name="P53"><text:span text:style-name="T2">Objetivo:</text:span> Separar los datos correctos de los mensajes de error.</text:p>
        </text:list-item>
        <text:list-item>
          <text:p text:style-name="P53"><text:span text:style-name="T2">Paso a paso:</text:span> Ejecuta <text:span text:style-name="Source_20_Text">ls -l /root /home &gt; exitos.txt 2&gt; errores.txt</text:span></text:p>
        </text:list-item>
        <text:list-item>
          <text:p text:style-name="P53"><text:span text:style-name="T2">Explicación:</text:span> El sistema intentará listar <text:span text:style-name="Source_20_Text">/root</text:span> (dará error si no eres admin) y <text:span text:style-name="Source_20_Text">/home</text:span>. Los datos irán a <text:span text:style-name="Source_20_Text">exitos.txt</text:span> y el error al archivo de errores. 🚥</text:p>
        </text:list-item>
      </text:list>
      <text:h text:style-name="Heading_20_4" text:outline-level="4">📝 Ejercicio 5: Uso del carácter de escape para nombres con espacios</text:h>
      <text:list text:style-name="L23">
        <text:list-item>
          <text:p text:style-name="P54"><text:span text:style-name="T2">Objetivo:</text:span> Gestionar archivos cuyos nombres no siguen los convenios recomendados.</text:p>
        </text:list-item>
        <text:list-item>
          <text:p text:style-name="P54"><text:span text:style-name="T2">Paso a paso:</text:span> Ejecuta <text:span text:style-name="Source_20_Text">mkdir Mis\ Documentos\ Privados</text:span></text:p>
        </text:list-item>
        <text:list-item>
          <text:p text:style-name="P54"><text:span text:style-name="T2">Explicación:</text:span> La barra invertida <text:span text:style-name="Source_20_Text">\</text:span> anula el significado especial del espacio, permitiendo que el sistema entienda que es un solo nombre y no tres carpetas distintas. 🛡️</text:p>
        </text:list-item>
      </text:list>
      <text:h text:style-name="Heading_20_4" text:outline-level="4">📝 Ejercicio 6: Concatenación de comandos con separador</text:h>
      <text:list text:style-name="L24">
        <text:list-item>
          <text:p text:style-name="P55"><text:span text:style-name="T2">Objetivo:</text:span> Ejecutar una secuencia de tareas de forma automatizada.</text:p>
        </text:list-item>
        <text:list-item>
          <text:p text:style-name="P55"><text:span text:style-name="T2">Paso a paso:</text:span> Ejecuta <text:span text:style-name="Source_20_Text">touch prueba.txt ; mv prueba.txt final.txt ; ls -l final.txt</text:span></text:p>
        </text:list-item>
        <text:list-item>
          <text:p text:style-name="P55"><text:soft-page-break/><text:span text:style-name="T2">Explicación:</text:span> El punto y coma <text:span text:style-name="Source_20_Text">;</text:span> permite lanzar varios comandos uno tras otro sin esperar a que el usuario pulse Enter entre ellos. ⛓️</text:p>
        </text:list-item>
      </text:list>
      <text:h text:style-name="Heading_20_4" text:outline-level="4">📝 Ejercicio 7: Acumulación de datos en un log</text:h>
      <text:list text:style-name="L25">
        <text:list-item>
          <text:p text:style-name="P56"><text:span text:style-name="T2">Objetivo:</text:span> Registrar eventos sin borrar lo que ya existía en el archivo.</text:p>
        </text:list-item>
        <text:list-item>
          <text:p text:style-name="P56"><text:span text:style-name="T2">Paso a paso:</text:span> Ejecuta <text:span text:style-name="Source_20_Text">date &gt;&gt; historial.log</text:span> (hazlo varias veces).</text:p>
        </text:list-item>
        <text:list-item>
          <text:p text:style-name="P56"><text:span text:style-name="T2">Explicación:</text:span> El símbolo <text:span text:style-name="Source_20_Text">&gt;&gt;</text:span> añade la salida al final del archivo. Si usaras solo <text:span text:style-name="Source_20_Text">&gt;</text:span>, borrarías lo anterior cada vez. 📈</text:p>
        </text:list-item>
      </text:list>
      <text:h text:style-name="Heading_20_4" text:outline-level="4">📝 Ejercicio 8: Identificación del tipo de archivo (independiente de la extensión)</text:h>
      <text:list text:style-name="L26">
        <text:list-item>
          <text:p text:style-name="P57"><text:span text:style-name="T2">Objetivo:</text:span> Comprobar que en Linux la extensión no define el archivo.</text:p>
        </text:list-item>
        <text:list-item>
          <text:p text:style-name="P57"><text:span text:style-name="T2">Paso a paso:</text:span> Ejecuta <text:span text:style-name="Source_20_Text">touch imagen.jpg</text:span> y luego <text:span text:style-name="Source_20_Text">file imagen.jpg</text:span></text:p>
        </text:list-item>
        <text:list-item>
          <text:p text:style-name="P57"><text:span text:style-name="T2">Explicación:</text:span> El comando <text:span text:style-name="Source_20_Text">file</text:span> analiza el contenido real. Verás que te dice "empty", demostrando que aunque se llame .jpg, el sistema sabe que no es una imagen. 🕵️</text:p>
        </text:list-item>
      </text:list>
      <text:h text:style-name="Heading_20_4" text:outline-level="4">📝 Ejercicio 9: Copia recursiva de seguridad</text:h>
      <text:list text:style-name="L27">
        <text:list-item>
          <text:p text:style-name="P58"><text:span text:style-name="T2">Objetivo:</text:span> Clonar una estructura de directorios completa.</text:p>
        </text:list-item>
        <text:list-item>
          <text:p text:style-name="P58"><text:span text:style-name="T2">Paso a paso:</text:span> Ejecuta <text:span text:style-name="Source_20_Text">cp -r Proyectos Proyectos_Backup</text:span></text:p>
        </text:list-item>
        <text:list-item>
          <text:p text:style-name="P58"><text:span text:style-name="T2">Explicación:</text:span> La opción <text:span text:style-name="Source_20_Text">-r</text:span> (recursive) es obligatoria para copiar directorios; de lo contrario, el comando daría error al encontrar carpetas dentro. 🖇️</text:p>
        </text:list-item>
      </text:list>
      <text:h text:style-name="Heading_20_4" text:outline-level="4">📝 Ejercicio 10: Limpieza selectiva de temporales</text:h>
      <text:list text:style-name="L28">
        <text:list-item>
          <text:p text:style-name="P59"><text:span text:style-name="T2">Objetivo:</text:span> Eliminar archivos con precaución.</text:p>
        </text:list-item>
        <text:list-item>
          <text:p text:style-name="P59"><text:span text:style-name="T2">Paso a paso:</text:span> Ejecuta <text:span text:style-name="Source_20_Text">rm -i final.txt</text:span></text:p>
        </text:list-item>
        <text:list-item>
          <text:p text:style-name="P59"><text:span text:style-name="T2">Explicación:</text:span> El parámetro <text:span text:style-name="Source_20_Text">-i</text:span> (interactive) hace que el sistema te pregunte "¿está seguro?" antes de borrar. Es la mejor práctica para evitar desastres en la terminal. 🧹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1T16:39:53.360788851</dc:date>
    <meta:editing-duration>PT6H4M35S</meta:editing-duration>
    <meta:editing-cycles>2</meta:editing-cycles>
    <meta:generator>LibreOffice/24.2.2.2$Linux_X86_64 LibreOffice_project/d56cc158d8a96260b836f100ef4b4ef25d6f1a01</meta:generator>
    <meta:print-date>2026-02-21T10:41:40.231822808</meta:print-date>
    <meta:printed-by>Archivos PDF</meta:printed-by>
    <meta:document-statistic meta:table-count="0" meta:image-count="0" meta:object-count="0" meta:page-count="2" meta:paragraph-count="41" meta:word-count="565" meta:character-count="3343" meta:non-whitespace-character-count="2849"/>
  </office:meta>
</office:document-meta>
</file>